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aa5" officeooo:paragraph-rsid="00108aa5"/>
    </style:style>
    <style:style style:name="P2" style:family="paragraph" style:parent-style-name="Standard">
      <style:text-properties officeooo:rsid="00108aa5" officeooo:paragraph-rsid="001aace8"/>
    </style:style>
    <style:style style:name="P3" style:family="paragraph" style:parent-style-name="Standard">
      <style:text-properties fo:font-weight="bold" officeooo:rsid="00108aa5" officeooo:paragraph-rsid="00108aa5" style:font-weight-asian="bold" style:font-weight-complex="bold"/>
    </style:style>
    <style:style style:name="P4" style:family="paragraph" style:parent-style-name="Standard">
      <style:text-properties officeooo:rsid="0010d223" officeooo:paragraph-rsid="0010d223"/>
    </style:style>
    <style:style style:name="P5" style:family="paragraph" style:parent-style-name="Standard">
      <style:text-properties fo:font-variant="normal" fo:text-transform="none" fo:color="#8a8a8a" style:font-name="Helvetica Neue" fo:font-size="12pt" fo:letter-spacing="normal" fo:font-style="normal" fo:font-weight="normal" officeooo:rsid="0010d223" officeooo:paragraph-rsid="0010d223"/>
    </style:style>
    <style:style style:name="P6" style:family="paragraph" style:parent-style-name="Standard">
      <style:text-properties officeooo:paragraph-rsid="001aace8"/>
    </style:style>
    <style:style style:name="P7" style:family="paragraph" style:parent-style-name="Standard">
      <loext:graphic-properties draw:fill="solid" draw:fill-color="#ffffff"/>
      <style:paragraph-properties fo:background-color="#ffffff"/>
      <style:text-properties officeooo:paragraph-rsid="001aace8"/>
    </style:style>
    <style:style style:name="P8" style:family="paragraph" style:parent-style-name="Standard">
      <style:text-properties fo:color="#333333" fo:language="en" fo:country="US" officeooo:paragraph-rsid="001aace8" fo:background-color="#ffffff" style:font-name-asian="Times New Roman" style:font-name-complex="Times New Roman"/>
    </style:style>
    <style:style style:name="P9" style:family="paragraph" style:parent-style-name="Standard">
      <style:text-properties fo:color="#333333" fo:language="en" fo:country="US" fo:font-weight="bold" officeooo:paragraph-rsid="001aace8" fo:background-color="#ffffff" style:font-name-asian="Times New Roman" style:font-weight-asian="bold" style:font-name-complex="Times New Roman"/>
    </style:style>
    <style:style style:name="P10" style:family="paragraph" style:parent-style-name="Standard">
      <style:text-properties fo:color="#333333" fo:language="en" fo:country="US" fo:font-weight="normal" officeooo:rsid="00151f67" officeooo:paragraph-rsid="001aace8" style:font-weight-asian="normal" style:font-name-complex="Times New Roman" style:font-weight-complex="normal"/>
    </style:style>
    <style:style style:name="P11" style:family="paragraph" style:parent-style-name="Standard">
      <style:text-properties officeooo:paragraph-rsid="001ca4e7"/>
    </style:style>
    <style:style style:name="P12" style:family="paragraph" style:parent-style-name="Standard">
      <style:text-properties officeooo:rsid="001f0b49" officeooo:paragraph-rsid="001ca4e7"/>
    </style:style>
    <style:style style:name="P13" style:family="paragraph" style:parent-style-name="Standard">
      <style:text-properties officeooo:rsid="001fb295" officeooo:paragraph-rsid="001fb295"/>
    </style:style>
    <style:style style:name="P14" style:family="paragraph" style:parent-style-name="Standard">
      <style:text-properties officeooo:paragraph-rsid="001fcd61"/>
    </style:style>
    <style:style style:name="P15" style:family="paragraph" style:parent-style-name="Standard">
      <style:text-properties officeooo:rsid="001fcd61" officeooo:paragraph-rsid="0022013a"/>
    </style:style>
    <style:style style:name="P16" style:family="paragraph" style:parent-style-name="Standard">
      <style:text-properties officeooo:rsid="001fcd61" officeooo:paragraph-rsid="00253fd9"/>
    </style:style>
    <style:style style:name="P17" style:family="paragraph" style:parent-style-name="Standard">
      <style:text-properties officeooo:paragraph-rsid="0022013a"/>
    </style:style>
    <style:style style:name="P18" style:family="paragraph" style:parent-style-name="Standard">
      <style:text-properties officeooo:rsid="0022633f" officeooo:paragraph-rsid="0022633f"/>
    </style:style>
    <style:style style:name="P19" style:family="paragraph" style:parent-style-name="Standard">
      <style:text-properties officeooo:rsid="00205ffa" officeooo:paragraph-rsid="0022013a" fo:background-color="#eeeeee"/>
    </style:style>
    <style:style style:name="P20" style:family="paragraph" style:parent-style-name="Standard">
      <style:text-properties officeooo:rsid="0023281a" officeooo:paragraph-rsid="0023281a"/>
    </style:style>
    <style:style style:name="P21" style:family="paragraph" style:parent-style-name="Standard">
      <style:text-properties officeooo:paragraph-rsid="0023281a"/>
    </style:style>
    <style:style style:name="P22" style:family="paragraph" style:parent-style-name="Standard">
      <style:text-properties officeooo:rsid="00253fd9" officeooo:paragraph-rsid="00253fd9"/>
    </style:style>
    <style:style style:name="P23" style:family="paragraph" style:parent-style-name="Standard">
      <style:text-properties officeooo:rsid="002738dd" officeooo:paragraph-rsid="002738dd"/>
    </style:style>
    <style:style style:name="P24" style:family="paragraph" style:parent-style-name="Standard">
      <style:text-properties officeooo:rsid="00290412" officeooo:paragraph-rsid="00290412"/>
    </style:style>
    <style:style style:name="P25" style:family="paragraph" style:parent-style-name="Table_20_Contents">
      <style:paragraph-properties fo:text-align="justify" style:justify-single-word="false"/>
      <style:text-properties fo:background-color="#eeeeee"/>
    </style:style>
    <style:style style:name="P26" style:family="paragraph" style:parent-style-name="Subtitle">
      <style:text-properties officeooo:rsid="001aace8" officeooo:paragraph-rsid="001aace8"/>
    </style:style>
    <style:style style:name="P27"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rsid="00183f9b" officeooo:paragraph-rsid="0019db53" fo:background-color="#eeeeee" loext:padding="0cm" loext:border="none"/>
    </style:style>
    <style:style style:name="P28"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9db53" fo:background-color="#eeeeee" loext:padding="0cm" loext:border="none"/>
    </style:style>
    <style:style style:name="P29"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a0e7b" fo:background-color="#eeeeee" loext:padding="0cm" loext:border="none"/>
    </style:style>
    <style:style style:name="P30" style:family="paragraph" style:parent-style-name="Standard" style:list-style-name="WWNum1">
      <loext:graphic-properties draw:fill="solid" draw:fill-color="#ffffff"/>
      <style:paragraph-properties fo:background-color="#ffffff"/>
      <style:text-properties officeooo:paragraph-rsid="001aace8"/>
    </style:style>
    <style:style style:name="P31" style:family="paragraph" style:parent-style-name="Standard" style:list-style-name="L1">
      <style:text-properties officeooo:rsid="001f0b49" officeooo:paragraph-rsid="001f0b49"/>
    </style:style>
    <style:style style:name="P32" style:family="paragraph" style:parent-style-name="Standard">
      <style:text-properties officeooo:rsid="001fb295" officeooo:paragraph-rsid="0023281a"/>
    </style:style>
    <style:style style:name="P33" style:family="paragraph" style:parent-style-name="Standard" style:list-style-name="L2">
      <style:text-properties officeooo:rsid="002738dd" officeooo:paragraph-rsid="002738dd"/>
    </style:style>
    <style:style style:name="P34" style:family="paragraph" style:parent-style-name="Standard">
      <style:text-properties officeooo:rsid="0010d223" officeooo:paragraph-rsid="0010d223"/>
    </style:style>
    <style:style style:name="P35"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style:font-name="Liberation Serif" fo:font-size="12pt" officeooo:rsid="00151f67" officeooo:paragraph-rsid="001673a7" style:font-size-asian="12pt" style:font-size-complex="12pt"/>
    </style:style>
    <style:style style:name="P36"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71bc6"/>
    </style:style>
    <style:style style:name="P37"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83f9b"/>
    </style:style>
    <style:style style:name="P38"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7296c" officeooo:paragraph-rsid="0017296c"/>
    </style:style>
    <style:style style:name="P39"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83f9b" officeooo:paragraph-rsid="0019db53"/>
    </style:style>
    <style:style style:name="P40" style:family="paragraph" style:parent-style-name="Standard" style:list-style-name="WWNum3">
      <style:paragraph-properties fo:margin-left="1.429cm" fo:margin-right="0cm" fo:margin-top="0cm" fo:margin-bottom="0.212cm" loext:contextual-spacing="false" fo:text-align="center" style:justify-single-word="false" fo:text-indent="-0.501cm" style:auto-text-indent="false"/>
      <style:text-properties officeooo:rsid="001a0e7b" officeooo:paragraph-rsid="001a0e7b" fo:background-color="#eeeeee"/>
    </style:style>
    <style:style style:name="P41" style:family="paragraph" style:parent-style-name="Standard" style:list-style-name="WWNum3">
      <style:paragraph-properties fo:margin-left="0.928cm" fo:margin-right="0cm" fo:margin-top="0cm" fo:margin-bottom="0.212cm" loext:contextual-spacing="false" fo:text-align="justify" style:justify-single-word="false" fo:text-indent="0cm" style:auto-text-indent="false"/>
      <style:text-properties officeooo:rsid="00183f9b" officeooo:paragraph-rsid="0019db5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db53" style:font-weight-asian="bold" style:font-weight-complex="bold"/>
    </style:style>
    <style:style style:name="T4" style:family="text">
      <style:text-properties fo:font-weight="bold" officeooo:rsid="00108aa5" style:font-weight-asian="bold" style:font-weight-complex="bold"/>
    </style:style>
    <style:style style:name="T5" style:family="text">
      <style:text-properties fo:font-weight="bold" officeooo:rsid="0022013a" style:font-weight-asian="bold" style:font-weight-complex="bold"/>
    </style:style>
    <style:style style:name="T6" style:family="text">
      <style:text-properties fo:font-variant="normal" fo:text-transform="none" fo:color="#8a8a8a" style:font-name="Helvetica Neue" fo:font-size="12pt" fo:letter-spacing="normal" fo:font-style="normal" fo:font-weight="normal"/>
    </style:style>
    <style:style style:name="T7" style:family="text">
      <style:text-properties fo:font-variant="normal" fo:text-transform="none" fo:color="#1779ba"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fo:letter-spacing="normal" fo:font-style="normal" fo:font-weight="normal" officeooo:rsid="00183f9b" fo:background-color="#ffffff" loext:char-shading-value="0" loext:padding="0cm" loext:border="none"/>
    </style:style>
    <style:style style:name="T9" style:family="text">
      <style:text-properties fo:font-variant="normal" fo:text-transform="none" fo:color="#000000" fo:letter-spacing="normal" fo:font-style="normal" fo:font-weight="normal" officeooo:rsid="001673a7" fo:background-color="#ffffff" loext:char-shading-value="0" loext:padding="0cm" loext:border="none"/>
    </style:style>
    <style:style style:name="T10" style:family="text">
      <style:text-properties fo:color="#8a8a8a" style:font-name="Helvetica Neue" fo:font-size="12pt" fo:letter-spacing="normal" fo:font-style="italic" fo:font-weight="normal"/>
    </style:style>
    <style:style style:name="T11" style:family="text">
      <style:text-properties fo:color="#333333" fo:language="en" fo:country="US" style:font-name-complex="Times New Roman"/>
    </style:style>
    <style:style style:name="T12" style:family="text">
      <style:text-properties fo:color="#333333" fo:language="en" fo:country="US" officeooo:rsid="0010d223" style:font-name-complex="Times New Roman"/>
    </style:style>
    <style:style style:name="T13" style:family="text">
      <style:text-properties fo:color="#333333" fo:language="en" fo:country="US" officeooo:rsid="001a0e7b" style:font-name-complex="Times New Roman"/>
    </style:style>
    <style:style style:name="T14" style:family="text">
      <style:text-properties fo:color="#333333" fo:language="en" fo:country="US" officeooo:rsid="001aace8" style:font-name-complex="Times New Roman"/>
    </style:style>
    <style:style style:name="T15" style:family="text">
      <style:text-properties fo:color="#333333" fo:language="en" fo:country="US" fo:font-weight="bold" officeooo:rsid="0010d223" style:font-weight-asian="bold" style:font-name-complex="Times New Roman" style:font-weight-complex="bold"/>
    </style:style>
    <style:style style:name="T16" style:family="text">
      <style:text-properties fo:color="#333333" fo:language="en" fo:country="US" fo:font-weight="bold" style:font-name-asian="Times New Roman" style:font-weight-asian="bold" style:font-name-complex="Times New Roman" style:font-weight-complex="bold"/>
    </style:style>
    <style:style style:name="T17" style:family="text">
      <style:text-properties fo:color="#333333" fo:language="en" fo:country="US" fo:font-weight="bold" fo:background-color="#ffffff" loext:char-shading-value="0" style:font-name-asian="Times New Roman" style:font-weight-asian="bold" style:font-name-complex="Times New Roman"/>
    </style:style>
    <style:style style:name="T18" style:family="text">
      <style:text-properties fo:color="#333333" fo:language="en" fo:country="US" fo:font-weight="normal" officeooo:rsid="0010d223" style:font-weight-asian="normal" style:font-name-complex="Times New Roman" style:font-weight-complex="normal"/>
    </style:style>
    <style:style style:name="T19" style:family="text">
      <style:text-properties fo:color="#333333" fo:language="en" fo:country="US" fo:font-weight="normal" officeooo:rsid="0010f5d2" style:font-weight-asian="normal" style:font-name-complex="Times New Roman" style:font-weight-complex="normal"/>
    </style:style>
    <style:style style:name="T20" style:family="text">
      <style:text-properties fo:color="#333333" fo:language="en" fo:country="US" fo:font-weight="normal" officeooo:rsid="00151f67" style:font-weight-asian="normal" style:font-name-complex="Times New Roman" style:font-weight-complex="normal"/>
    </style:style>
    <style:style style:name="T21" style:family="text">
      <style:text-properties fo:color="#333333" fo:language="en" fo:country="US" fo:font-weight="normal" officeooo:rsid="001aace8" style:font-weight-asian="normal" style:font-name-complex="Times New Roman" style:font-weight-complex="normal"/>
    </style:style>
    <style:style style:name="T22" style:family="text">
      <style:text-properties fo:color="#333333" fo:language="en" fo:country="US" style:text-underline-style="solid" style:text-underline-width="auto" style:text-underline-color="font-color" fo:font-weight="bold" style:font-weight-asian="bold" style:font-name-complex="Times New Roman"/>
    </style:style>
    <style:style style:name="T23" style:family="text">
      <style:text-properties fo:color="#333333" fo:language="en" fo:country="US" style:font-name-asian="Times New Roman" style:font-name-complex="Times New Roman"/>
    </style:style>
    <style:style style:name="T24" style:family="text">
      <style:text-properties fo:color="#333333" fo:language="en" fo:country="US" fo:background-color="#ffffff" loext:char-shading-value="0" style:font-name-asian="Times New Roman" style:font-name-complex="Times New Roman"/>
    </style:style>
    <style:style style:name="T25" style:family="text">
      <style:text-properties officeooo:rsid="0012ee12"/>
    </style:style>
    <style:style style:name="T26" style:family="text">
      <style:text-properties officeooo:rsid="00171bc6"/>
    </style:style>
    <style:style style:name="T27" style:family="text">
      <style:text-properties officeooo:rsid="00183f9b"/>
    </style:style>
    <style:style style:name="T28" style:family="text">
      <style:text-properties officeooo:rsid="0019db53"/>
    </style:style>
    <style:style style:name="T29" style:family="text">
      <style:text-properties officeooo:rsid="001aace8"/>
    </style:style>
    <style:style style:name="T30" style:family="text">
      <style:text-properties fo:color="#808080"/>
    </style:style>
    <style:style style:name="T31" style:family="text">
      <style:text-properties officeooo:rsid="00108aa5"/>
    </style:style>
    <style:style style:name="T32" style:family="text">
      <style:text-properties officeooo:rsid="001fb295"/>
    </style:style>
    <style:style style:name="T33" style:family="text">
      <style:text-properties fo:font-weight="normal" officeooo:rsid="001fb295" fo:background-color="#eeeeee" loext:char-shading-value="0" style:font-weight-asian="normal" style:font-weight-complex="normal"/>
    </style:style>
    <style:style style:name="T34" style:family="text">
      <style:text-properties fo:color="#000000" officeooo:rsid="001fb295" fo:background-color="#eeeeee" loext:char-shading-value="0"/>
    </style:style>
    <style:style style:name="T35" style:family="text">
      <style:text-properties fo:color="#000000" officeooo:rsid="0022013a" fo:background-color="#eeeeee" loext:char-shading-value="0"/>
    </style:style>
    <style:style style:name="T36" style:family="text">
      <style:text-properties officeooo:rsid="001fb295" fo:background-color="#eeeeee" loext:char-shading-value="0"/>
    </style:style>
    <style:style style:name="T37" style:family="text">
      <style:text-properties officeooo:rsid="00205ffa" fo:background-color="#eeeeee" loext:char-shading-value="0"/>
    </style:style>
    <style:style style:name="T38" style:family="text">
      <style:text-properties officeooo:rsid="0022013a" fo:background-color="#eeeeee" loext:char-shading-value="0"/>
    </style:style>
    <style:style style:name="T39" style:family="text">
      <style:text-properties officeooo:rsid="00205ffa"/>
    </style:style>
    <style:style style:name="T40" style:family="text">
      <style:text-properties officeooo:rsid="0022013a"/>
    </style:style>
    <style:style style:name="T41" style:family="text">
      <style:text-properties officeooo:rsid="001fb295" fo:background-color="#ffffff" loext:char-shading-value="0"/>
    </style:style>
    <style:style style:name="T42" style:family="text">
      <style:text-properties officeooo:rsid="0022633f"/>
    </style:style>
    <style:style style:name="T43" style:family="text">
      <style:text-properties officeooo:rsid="00239f99"/>
    </style:style>
    <style:style style:name="T44" style:family="text">
      <style:text-properties officeooo:rsid="002a991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eather to <text:span text:style-name="T30">NA</text:span> or <text:span text:style-name="T29">not</text:span> to <text:span text:style-name="T30">NA</text:span></text:p>
      <text:p text:style-name="P26">By Conrad Thiele</text:p>
      <text:p text:style-name="P8"/>
      <text:p text:style-name="P9">Abstract</text:p>
      <text:p text:style-name="P7"><text:span text:style-name="T11">The abstract provides a short sharp overview of the contents in the report and will be around 200 – 300 words. The abstract should cover the </text:span><text:span text:style-name="T22">five</text:span><text:span text:style-name="T11"> following:</text:span></text:p>
      <text:list xml:id="list2972779489330720225" text:style-name="WWNum1">
        <text:list-item>
          <text:p text:style-name="P30"><text:span text:style-name="T16">Introductory statement:</text:span><text:span text:style-name="T23"> background to the study, important issue(s) the report addresses. (approximately 1 to 2 sentences)</text:span></text:p>
        </text:list-item>
        <text:list-item>
          <text:p text:style-name="P30"><text:span text:style-name="T16">Purpose of the report:</text:span><text:span text:style-name="T23"> state the objectives (1-2 sentences)</text:span></text:p>
        </text:list-item>
        <text:list-item>
          <text:p text:style-name="P30"><text:span text:style-name="T16">Methodological approach:</text:span><text:span text:style-name="T23"> overview the data and analysis methods (2-3 sentences)</text:span></text:p>
        </text:list-item>
        <text:list-item>
          <text:p text:style-name="P30"><text:span text:style-name="T16">Findings:</text:span><text:span text:style-name="T23"> list one or two of the main findings from your investigation (1-2 sentences)</text:span></text:p>
        </text:list-item>
        <text:list-item>
          <text:p text:style-name="P30"><text:span text:style-name="T16">Conclusions and Implications:</text:span><text:span text:style-name="T23"> what conclusions can be drawn from your investigation? How can the findings in your report to deliver a benefit to people, things, systems or processes? (1-2 sentences)</text:span></text:p>
        </text:list-item>
      </text:list>
      <text:p text:style-name="P8"/>
      <text:p text:style-name="P9">Introduction</text:p>
      <text:p text:style-name="P6"><text:span text:style-name="T24">The introduction sets the scene for the investigative efforts. It provides </text:span><text:span text:style-name="T17">motivation</text:span><text:span text:style-name="T24"> for the work and relevant background information and references that will enable the reader to put in context the key objectives and findings in your report. Address the important issues that have motivated your investigation. </text:span><text:span text:style-name="T17">At the end of the introduction</text:span><text:span text:style-name="T24"> clearly state the </text:span><text:span text:style-name="T17">objectives</text:span><text:span text:style-name="T24"> of the report. Do not put any results from your investigation in the introduction. Do not discuss the data and methods in this section. Do not discuss your conclusions or key findings in the introduction. </text:span></text:p>
      <text:p text:style-name="P8"/>
      <text:p text:style-name="P9">Probably somewhere from ½ to 1 page should be enough</text:p>
      <text:p text:style-name="P9"/>
      <text:p text:style-name="P6"><text:span text:style-name="T1">Data: </text:span><text:span text:style-name="T11">Th</text:span><text:span text:style-name="T12">e data </text:span><text:span text:style-name="T14">for the report was</text:span><text:span text:style-name="T12"> </text:span><text:span text:style-name="T13">acquired</text:span><text:span text:style-name="T12"> from </text:span><text:span text:style-name="T15">Kaggle (2015)</text:span><text:span text:style-name="T18"> </text:span><text:span text:style-name="T19">competition dataset</text:span><text:span text:style-name="T21">s’</text:span><text:span text:style-name="T19"> called “Walmart Recruiting II: Sales in Stormy Weather”, </text:span><text:span text:style-name="T20">however not all data available for the competition were used in the report. Below is the list of data used in this report:</text:span></text:p>
      <text:p text:style-name="P10"/>
      <text:list xml:id="list2744894211124145264" text:style-name="WWNum3">
        <text:list-item>
          <text:p text:style-name="P35"><text:span text:style-name="T8">Weather.csv (2.4MB)</text:span><text:span text:style-name="T9"> and document file noaa_weather_qclcd_documentation.pdf</text:span></text:p>
        </text:list-item>
        <text:list-item>
          <text:p text:style-name="P36"><text:span text:style-name="T25">The data is observational records from </text:span>NOAA weather information <text:span text:style-name="T26">for 20 different weather stations across America</text:span></text:p>
        </text:list-item>
        <text:list-item>
          <text:p text:style-name="P38"><text:span text:style-name="T28">Total of </text:span>20517 observations</text:p>
        </text:list-item>
        <text:list-item>
          <text:p text:style-name="P39">Contains 20 variables of class factor with type integer. <text:span text:style-name="T28">Column names in table 1.1</text:span></text:p>
          <text:p text:style-name="P40">Table 1.1</text:p>
        </text:list-item>
      </text:list>
      <table:table table:name="Table1" table:style-name="Table1">
        <table:table-column table:style-name="Table1.A" table:number-columns-repeated="5"/>
        <table:table-column table:style-name="Table1.F"/>
        <table:table-row>
          <table:table-cell table:style-name="Table1.A1" office:value-type="string">
            <text:p text:style-name="P27">station_nbr</text:p>
          </table:table-cell>
          <table:table-cell table:style-name="Table1.A1" office:value-type="string">
            <text:p text:style-name="P27">date</text:p>
          </table:table-cell>
          <table:table-cell table:style-name="Table1.A1" office:value-type="string">
            <text:p text:style-name="P27">tmax</text:p>
          </table:table-cell>
          <table:table-cell table:style-name="Table1.A1" office:value-type="string">
            <text:p text:style-name="P27">tmin</text:p>
          </table:table-cell>
          <table:table-cell table:style-name="Table1.A1" office:value-type="string">
            <text:p text:style-name="P27">tavg</text:p>
          </table:table-cell>
          <table:table-cell table:style-name="Table1.F1" office:value-type="string">
            <text:p text:style-name="P28">depart</text:p>
          </table:table-cell>
        </table:table-row>
        <table:table-row>
          <table:table-cell table:style-name="Table1.A2" office:value-type="string">
            <text:p text:style-name="P28">dewpoint</text:p>
          </table:table-cell>
          <table:table-cell table:style-name="Table1.A2" office:value-type="string">
            <text:p text:style-name="P28">wetbulb</text:p>
          </table:table-cell>
          <table:table-cell table:style-name="Table1.A2" office:value-type="string">
            <text:p text:style-name="P28">heat</text:p>
          </table:table-cell>
          <table:table-cell table:style-name="Table1.A2" office:value-type="string">
            <text:p text:style-name="P29">cool</text:p>
          </table:table-cell>
          <table:table-cell table:style-name="Table1.A2" office:value-type="string">
            <text:p text:style-name="P29">sunrise</text:p>
          </table:table-cell>
          <table:table-cell table:style-name="Table1.F2" office:value-type="string">
            <text:p text:style-name="P29">sunset</text:p>
          </table:table-cell>
        </table:table-row>
        <table:table-row>
          <table:table-cell table:style-name="Table1.A2" office:value-type="string">
            <text:p text:style-name="P29">codesum</text:p>
          </table:table-cell>
          <table:table-cell table:style-name="Table1.A2" office:value-type="string">
            <text:p text:style-name="P29">snowfall</text:p>
          </table:table-cell>
          <table:table-cell table:style-name="Table1.A2" office:value-type="string">
            <text:p text:style-name="P29">preciptotal</text:p>
          </table:table-cell>
          <table:table-cell table:style-name="Table1.A2" office:value-type="string">
            <text:p text:style-name="P29">stnpressure</text:p>
          </table:table-cell>
          <table:table-cell table:style-name="Table1.A2" office:value-type="string">
            <text:p text:style-name="P29">sealevel</text:p>
          </table:table-cell>
          <table:table-cell table:style-name="Table1.F2" office:value-type="string">
            <text:p text:style-name="P29">resultspeed</text:p>
          </table:table-cell>
        </table:table-row>
        <table:table-row>
          <table:table-cell table:style-name="Table1.A2" office:value-type="string">
            <text:p text:style-name="P29">resultdir</text:p>
          </table:table-cell>
          <table:table-cell table:style-name="Table1.A2" office:value-type="string">
            <text:p text:style-name="P29">avgspeed</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
      <text:list xml:id="list145830218073340" text:continue-numbering="true" text:style-name="WWNum3">
        <text:list-header>
          <text:p text:style-name="P41"/>
        </text:list-header>
        <text:list-item>
          <text:p text:style-name="P37"><text:span text:style-name="T27">No known pre-processing or editing were done to the weather.csv file prior to being made available on </text:span><text:span text:style-name="T3">Kaggle (2015)</text:span></text:p>
        </text:list-item>
      </text:list>
      <text:p text:style-name="P3"><text:soft-page-break/></text:p>
      <text:p text:style-name="P11"><text:span text:style-name="T4">Methods:</text:span><text:span text:style-name="T31"> Rstudio desktop version 1.1.419 was used process and analyse the weather data. <text:s/>In total there were nine methods used to transform the weather.csv file from raw to consistently correct and aggregated format. <text:s/>Rstudio libraries used through out the entire report are as follows:</text:span></text:p>
      <text:list xml:id="list1097053698279892896" text:style-name="L1">
        <text:list-header>
          <text:p text:style-name="P31"/>
        </text:list-header>
        <text:list-item>
          <text:p text:style-name="P31">library(tidyr) </text:p>
        </text:list-item>
        <text:list-item>
          <text:p text:style-name="P31">library(dplyr)</text:p>
        </text:list-item>
        <text:list-item>
          <text:p text:style-name="P31">library(ggplot2)</text:p>
        </text:list-item>
        <text:list-item>
          <text:p text:style-name="P31">library(weathermetrics)</text:p>
        </text:list-item>
        <text:list-item>
          <text:p text:style-name="P31">library(chron)</text:p>
        </text:list-item>
        <text:list-item>
          <text:p text:style-name="P31">library(VIM)</text:p>
        </text:list-item>
      </text:list>
      <text:p text:style-name="P12"/>
      <text:p text:style-name="P17"><text:span text:style-name="T2">Method one</text:span>:<text:span text:style-name="T32"> <text:s/>The file was read in using </text:span><text:span text:style-name="T36">read.csv( )</text:span><text:span text:style-name="T32"> function with arguments column heading being true, separated by commas and decimals for floating point values. <text:s/>The missing values in sunrise and sunset were found and replace by setting r</text:span><text:span text:style-name="T36">ead.csv( ) na.strings</text:span><text:span text:style-name="T32"> argument to </text:span><text:span text:style-name="T36">“-”</text:span><text:span text:style-name="T32">.</text:span></text:p>
      <text:p text:style-name="P17"/>
      <text:p text:style-name="P21"><text:span text:style-name="T32">From there the date was changed using the </text:span><text:span text:style-name="T36">as.Date</text:span><text:span text:style-name="T32"> function found in the Rstudio(2018) base package and set to format %Y:%m:%d. <text:s/>Both sunrise and sunset variables where imputed and kept chronological by using the </text:span><text:span text:style-name="T36">lm( )</text:span><text:span text:style-name="T32"> <text:s/>and </text:span><text:span text:style-name="T36">chron( ) </text:span><text:span text:style-name="T32">functions with arguments </text:span><text:span text:style-name="T36">“</text:span><text:span text:style-name="T34">sunrise</text:span><text:span text:style-name="T36">”, “sunset”, “date” and “station_nbr”</text:span><text:span text:style-name="T32"> used to replicate the missing values. <text:s/></text:span></text:p>
      <text:p text:style-name="P21"/>
      <text:p text:style-name="P32">The advantage of using chron( ) function is that it keeps integer values in time sequence, for example you won’t get strange values like 5:98. <text:s/>Combined with lm( ) further changes type from factor to double. <text:s/>At this stage, no rounding down is performed.</text:p>
      <text:p text:style-name="P14"/>
      <text:p text:style-name="P14"><text:span text:style-name="T43">You might be asking “what is the logic for replacing the </text:span><text:span text:style-name="T36">“sunrise”</text:span><text:span text:style-name="T41"> and </text:span><text:span text:style-name="T36">“sunset”</text:span><text:span text:style-name="T32"> variables first”? <text:s/>Basically this came about while investigating the data. <text:s/>While viewing the data, it was noticed </text:span><text:span text:style-name="T33">“station_nbr 5”</text:span><text:span text:style-name="T32"> was missing nearly two years worth of information for nearly every column except for the variables </text:span><text:span text:style-name="T36">“sunrise”</text:span><text:span text:style-name="T41"> and </text:span><text:span text:style-name="T36">“sunset”</text:span><text:span text:style-name="T32">. <text:s/>This seemed like a reasonable place to start for predicting the missing values and became the premise for trying to impute the data instead of removing it.</text:span></text:p>
      <text:p text:style-name="P14"/>
      <text:p text:style-name="P15">Once the linear regression model is complete, all that <text:span text:style-name="T42">is</text:span> left to do <text:span text:style-name="T39">for method one is to </text:span>write the file to disk <text:span text:style-name="T39">using </text:span><text:span text:style-name="T37">write.table( )</text:span><text:span text:style-name="T39"> function. <text:s/>All up, two linear models were used for methods one</text:span><text:span text:style-name="T37">.</text:span></text:p>
      <text:p text:style-name="P15"/>
      <text:p text:style-name="P16"><text:span text:style-name="T5">Method two</text:span><text:span text:style-name="T40">: Similar to method one, the data is re-read back into Rstudio (2018) using the same arguments except </text:span><text:span text:style-name="T35">na.strings</text:span><text:span text:style-name="T40"> is now set to </text:span><text:span text:style-name="T38">“M”</text:span><text:span text:style-name="T40"> which captures the majority of the remaining missing values in the data set and sets them to NA. <text:s/>And there is good reasoning for setting this data to NA’s! <text:s/>Firstly, you can change the type of the variable(s) and generally not effect the rest of the data in the column. <text:s/>Which is exactly what was done next.</text:span></text:p>
      <text:p text:style-name="P16"/>
      <text:p text:style-name="P22">Before the creating the next linear model, there are a few things needed to be performed first: <text:s/></text:p>
      <text:list xml:id="list4678548451795812819" text:style-name="L2">
        <text:list-item>
          <text:p text:style-name="P33">Change the missing values in “snowfall” from “ <text:s/>T” to 0.05 and keep as factor</text:p>
        </text:list-item>
        <text:list-item>
          <text:p text:style-name="P33">Same for missing values in “preciptotal” from “ <text:s/>T” to 0.005 type factor</text:p>
        </text:list-item>
        <text:list-item>
          <text:p text:style-name="P33">Alter factors “tmax” and “tmin” to numbers using as.numeric( )</text:p>
        </text:list-item>
      </text:list>
      <text:p text:style-name="P23"/>
      <text:p text:style-name="P24">You are probably saying to yourself, why not change all the types at once! <text:s/>Great looking question and glad you asked! <text:s/>Simply, due to the immense number of <text:span text:style-name="T44">NA’s in each column can have an effect on the values either side i.e.</text:span><text:span text:style-name="T44"><draw:frame draw:style-name="fr1" draw:name="Object1" text:anchor-type="as-char" svg:y="-0.377cm" svg:width="3.112cm" svg:height="0.531cm" draw:z-index="0"><draw:object xlink:href="./Object 1" xlink:type="simple" xlink:show="embed" xlink:actuate="onLoad"/><draw:image xlink:href="./ObjectReplacements/Object 1" xlink:type="simple" xlink:show="embed" xlink:actuate="onLoad"/></draw:frame></text:span><text:span text:style-name="T44">. <text:s/>The end result is what I would call distortion of individual values to compensate for the presence of Na’s. (come back later for reference).</text:span></text:p>
      <text:p text:style-name="P24"/>
      <text:p text:style-name="P24"/>
      <text:p text:style-name="P15"/>
      <text:p text:style-name="P22"><text:soft-page-break/></text:p>
      <text:p text:style-name="P15"/>
      <text:p text:style-name="P20"/>
      <text:p text:style-name="P15"/>
      <text:p text:style-name="P18">With nearly</text:p>
      <text:p text:style-name="Standard"/>
      <text:p text:style-name="P13"/>
      <text:p text:style-name="P2"/>
      <text:p text:style-name="P19">“sunset”</text:p>
      <text:p text:style-name="P2">This section should summarise the data science methods that were used to process and to analyse the data, as well as the software version used to generate the results. To cite R-Studio type Rstudio.Version() from the command line. The methods should be appropriate to ensure that the objectives of the paper are met. At times, it may be helpful to interleave your text with a description of key calls to R functions that generated relevant results that you may want to highlight. E.g. “The lm command with default settings for the arguments was used to produce a simple linear regression model between y and x in R-Studio”. It is important to provide the sufficient level of details so that your methodology could be repeated by an independent person, while being clearly and objectively presented so that it can be understood without the need to check your complete R code.</text:p>
      <text:p text:style-name="P1"/>
      <text:p text:style-name="P1"/>
      <text:p text:style-name="P4">References</text:p>
      <text:p text:style-name="P5"/>
      <text:p text:style-name="P4"><text:span text:style-name="T6">Kaggle. 2015. </text:span><text:span text:style-name="Emphasis"><text:span text:style-name="T10">Walmart Recruiting II: Sales in Stormy Weather</text:span></text:span><text:span text:style-name="T6">. [ONLINE] Available at: </text:span><text:a xlink:type="simple" xlink:href="https://www.kaggle.com/c/walmart-recruiting-sales-in-stormy-weather/data" text:style-name="Internet_20_link" text:visited-style-name="Visited_20_Internet_20_Link"><text:span text:style-name="T7">https://www.kaggle.com/c/walmart-recruiting-sales-in-stormy-weather/data</text:span></text:a><text:span text:style-name="T6">. [Accessed 28 February 2018].</text:span></text:p>
      <text:p text:style-name="P4"><text:span text:style-name="T6"/></text:p>
      <text:p text:style-name="P4"><text:span text:style-name="T6">O'Kelly, M, &amp; Ratitch, B 2014, Clinical Trials with Missing Data : A Guide for Practitioners, John Wiley &amp; Sons, Incorporated, New York. Available from: ProQuest Ebook Central. [1 March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6:30:20.144876171</meta:creation-date>
    <dc:date>2018-03-02T14:58:28.341604985</dc:date>
    <meta:editing-duration>PT3H49M54S</meta:editing-duration>
    <meta:editing-cycles>9</meta:editing-cycles>
    <meta:generator>LibreOffice/5.1.6.2$Linux_X86_64 LibreOffice_project/10m0$Build-2</meta:generator>
    <meta:document-statistic meta:table-count="1" meta:image-count="0" meta:object-count="1" meta:page-count="3" meta:paragraph-count="64" meta:word-count="1077" meta:character-count="6597" meta:non-whitespace-character-count="5576"/>
  </office:meta>
</office:document-meta>
</file>

<file path=Object 1/content.xml><?xml version="1.0" encoding="utf-8"?>
<math xmlns="http://www.w3.org/1998/Math/MathML" display="block">
  <semantics>
    <mrow>
      <msub>
        <mi>y</mi>
        <mn>1,</mn>
      </msub>
      <msub>
        <mi>y</mi>
        <mn>2,</mn>
      </msub>
      <msub>
        <mi>y</mi>
        <mi mathvariant="italic">NA</mi>
      </msub>
      <msub>
        <mi>y</mi>
        <mn>3,</mn>
      </msub>
      <mn>...</mn>
      <msub>
        <mi>y</mi>
        <mi>n</mi>
      </msub>
    </mrow>
    <annotation encoding="StarMath 5.0"> y_1, y_2, y_NA y_3, ... y_n</annotation>
  </semantics>
</math>
</file>